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normal" officeooo:rsid="000424cc" officeooo:paragraph-rsid="000424c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0424c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0a53e7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0e81d4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106c77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1645e1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style:font-name="Calibri" officeooo:rsid="000424cc" officeooo:paragraph-rsid="000424cc"/>
    </style:style>
    <style:style style:name="P9" style:family="paragraph" style:parent-style-name="Standard">
      <style:text-properties style:font-name="Calibri" officeooo:rsid="000424cc" officeooo:paragraph-rsid="000a53e7"/>
    </style:style>
    <style:style style:name="P10" style:family="paragraph" style:parent-style-name="Standard">
      <style:text-properties style:font-name="Calibri" officeooo:rsid="000424cc" officeooo:paragraph-rsid="001645e1"/>
    </style:style>
    <style:style style:name="P11" style:family="paragraph" style:parent-style-name="Standard">
      <style:text-properties style:font-name="Calibri" officeooo:rsid="000424cc" officeooo:paragraph-rsid="000e81d4"/>
    </style:style>
    <style:style style:name="P12" style:family="paragraph" style:parent-style-name="Standard">
      <style:text-properties style:font-name="Calibri" fo:font-style="normal" fo:font-weight="normal" officeooo:rsid="00081e29" officeooo:paragraph-rsid="00081e2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alibri" fo:font-style="normal" fo:font-weight="normal" officeooo:rsid="00081e29" officeooo:paragraph-rsid="001645e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alibri" fo:font-style="normal" fo:font-weight="normal" officeooo:rsid="000e81d4" officeooo:paragraph-rsid="000e81d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Calibri" fo:font-style="normal" fo:font-weight="normal" officeooo:rsid="000e81d4" officeooo:paragraph-rsid="000bbd2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Calibri" fo:font-style="normal" fo:font-weight="normal" officeooo:rsid="000e81d4" officeooo:paragraph-rsid="001645e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alibri" fo:font-style="normal" fo:font-weight="normal" officeooo:rsid="000bbd2c" officeooo:paragraph-rsid="000bbd2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Calibri" fo:font-style="normal" fo:font-weight="normal" officeooo:rsid="000bbd2c" officeooo:paragraph-rsid="0015183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Calibri" fo:font-style="normal" fo:font-weight="normal" officeooo:rsid="000bbd2c" officeooo:paragraph-rsid="001645e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Calibri" fo:font-style="normal" fo:font-weight="normal" officeooo:rsid="00151832" officeooo:paragraph-rsid="0015183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Calibri" fo:font-style="normal" fo:font-weight="normal" officeooo:rsid="00192764" officeooo:paragraph-rsid="001645e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libri" fo:font-style="normal" fo:font-weight="normal" officeooo:rsid="001aaa3e" officeooo:paragraph-rsid="001645e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Calibri" fo:font-style="normal" fo:font-weight="normal" officeooo:rsid="001aaa3e" officeooo:paragraph-rsid="001645e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Calibri" fo:font-style="normal" fo:font-weight="normal" officeooo:rsid="001bda8e" officeooo:paragraph-rsid="001645e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libri" fo:font-style="normal" fo:font-weight="bold" officeooo:rsid="001aaa3e" officeooo:paragraph-rsid="001645e1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style:font-name="Calibri" fo:font-style="normal" fo:font-weight="normal" officeooo:rsid="00151832" officeooo:paragraph-rsid="00151832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text-properties style:font-name="Calibri" fo:font-style="normal" fo:font-weight="normal" officeooo:rsid="00151832" officeooo:paragraph-rsid="00151832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style:font-name="Calibri" fo:font-style="normal" fo:font-weight="normal" officeooo:rsid="00192764" officeooo:paragraph-rsid="001645e1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style:font-name="Calibri" fo:font-style="normal" fo:font-weight="normal" officeooo:rsid="001aaa3e" officeooo:paragraph-rsid="001645e1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style:font-name="Calibri" fo:font-weight="bold" officeooo:rsid="0008369a" officeooo:paragraph-rsid="001645e1" style:font-weight-asian="bold" style:font-weight-complex="bold"/>
    </style:style>
    <style:style style:name="P31" style:family="paragraph" style:parent-style-name="Standard" style:list-style-name="L3">
      <style:text-properties style:font-name="Calibri" fo:font-weight="bold" officeooo:rsid="00192764" officeooo:paragraph-rsid="001645e1" style:font-weight-asian="bold" style:font-weight-complex="bold"/>
    </style:style>
    <style:style style:name="P32" style:family="paragraph" style:parent-style-name="Standard" style:list-style-name="L6">
      <style:text-properties style:font-name="Calibri" fo:font-weight="bold" officeooo:rsid="000925de" officeooo:paragraph-rsid="00173b84" style:font-weight-asian="bold" style:font-weight-complex="bold"/>
    </style:style>
    <style:style style:name="P33" style:family="paragraph" style:parent-style-name="Standard" style:list-style-name="L3">
      <style:text-properties style:font-name="Calibri" fo:font-weight="normal" officeooo:rsid="00192764" officeooo:paragraph-rsid="001645e1" style:font-weight-asian="normal" style:font-weight-complex="normal"/>
    </style:style>
    <style:style style:name="P34" style:family="paragraph" style:parent-style-name="Standard" style:list-style-name="L6">
      <style:text-properties style:font-name="Calibri" fo:font-weight="normal" officeooo:rsid="000925de" officeooo:paragraph-rsid="00173b84" style:font-weight-asian="normal" style:font-weight-complex="normal"/>
    </style:style>
    <style:style style:name="P35" style:family="paragraph">
      <style:paragraph-properties fo:text-align="start"/>
    </style:style>
    <style:style style:name="P36" style:family="paragraph">
      <loext:graphic-properties draw:fill="solid" draw:fill-color="#d2e8dc"/>
      <style:paragraph-properties fo:text-align="start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660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53e7"/>
    </style:style>
    <style:style style:name="T4" style:family="text">
      <style:text-properties officeooo:rsid="000bbd2c"/>
    </style:style>
    <style:style style:name="T5" style:family="text">
      <style:text-properties officeooo:rsid="000e81d4"/>
    </style:style>
    <style:style style:name="T6" style:family="text">
      <style:text-properties officeooo:rsid="00106c77"/>
    </style:style>
    <style:style style:name="T7" style:family="text">
      <style:text-properties officeooo:rsid="00140f8f"/>
    </style:style>
    <style:style style:name="T8" style:family="text">
      <style:text-properties officeooo:rsid="0015183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d398" style:font-weight-asian="normal" style:font-weight-complex="normal"/>
    </style:style>
    <style:style style:name="T11" style:family="text">
      <style:text-properties fo:font-weight="normal" officeooo:rsid="000c92ae" style:font-weight-asian="normal" style:font-weight-complex="normal"/>
    </style:style>
    <style:style style:name="T12" style:family="text">
      <style:text-properties officeooo:rsid="00192764"/>
    </style:style>
    <style:style style:name="T13" style:family="text">
      <style:text-properties officeooo:rsid="001aaa3e"/>
    </style:style>
    <style:style style:name="T14" style:family="text">
      <style:text-properties officeooo:rsid="001bda8e"/>
    </style:style>
    <style:style style:name="T15" style:family="text">
      <style:text-properties officeooo:rsid="001645e1"/>
    </style:style>
    <style:style style:name="T16" style:family="text">
      <style:text-properties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8b67" draw:marker-start-width="0.503cm" draw:marker-end-width="0.503cm" draw:fill="solid" draw:fill-color="#d2e8dc" fo:min-height="0.6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 <text:span text:style-name="T7">Funciones</text:span> ]</text:p>
      <text:p text:style-name="P1"/>
      <text:p text:style-name="P3">1. <text:span text:style-name="T8">Introducción <text:s text:c="35"/></text:span><text:span text:style-name="T1"><text:s text:c="69"/></text:span></text:p>
      <text:p text:style-name="P8"/>
      <text:p text:style-name="P20">Las <text:span text:style-name="T2">funciones (subprogramas)</text:span> son utilizadas para evitar la repetición de código en un programa al poder ejecutarlo desde varios puntos de un programa con sólo invocarlo.</text:p>
      <text:p text:style-name="P20"/>
      <text:p text:style-name="P20">Características:</text:p>
      <text:list text:style-name="L1">
        <text:list-item>
          <text:p text:style-name="P26">Agrupar código que forma una entidad propia o una idea concreta.</text:p>
        </text:list-item>
        <text:list-item>
          <text:p text:style-name="P26">Agrupar código que se necesitará varias veces en un programa.</text:p>
        </text:list-item>
        <text:list-item>
          <text:p text:style-name="P26">Dividir el código de un programa grande en subprogramas.</text:p>
        </text:list-item>
      </text:list>
      <text:p text:style-name="P12"/>
      <text:p text:style-name="P4"><text:span text:style-name="T3">2</text:span>. <text:span text:style-name="T8">Declaración de una función</text:span><text:span text:style-name="T4"> <text:s text:c="21"/></text:span><text:span text:style-name="T3"><text:s text:c="10"/></text:span><text:span text:style-name="T1"><text:s text:c="69"/></text:span></text:p>
      <text:p text:style-name="P9"/>
      <text:p text:style-name="P17">Declarar una función simplemente significa crearla para que luego pueda ser llamada (utilizada) desde otro lugar del código de nuestro programa. Una función se estructura en <text:span text:style-name="T2">cabecera</text:span> y <text:span text:style-name="T2">cuerpo</text:span>.</text:p>
      <text:p text:style-name="P17"/>
      <text:p text:style-name="P20">La <text:span text:style-name="T2">cabecera</text:span> se declara en una sola línea y se compone de:</text:p>
      <text:list text:style-name="L2">
        <text:list-item>
          <text:p text:style-name="P27"><text:span text:style-name="T2">Modificadores de función</text:span> (public static).</text:p>
        </text:list-item>
        <text:list-item>
          <text:p text:style-name="P27"><text:span text:style-name="T2">Tipo devuelto.</text:span> El tipo de dato que devolverá a función. Si la función no devuelve nada se indica mediante <text:span text:style-name="T2">void</text:span>.</text:p>
        </text:list-item>
        <text:list-item>
          <text:p text:style-name="P27"><text:span text:style-name="T2">Nombre de la función.</text:span> Identificador único para llamar a la función.</text:p>
        </text:list-item>
        <text:list-item>
          <text:p text:style-name="P27"><text:span text:style-name="T2">Lista de parámetros.</text:span> Indica los tipos y nombres de los datos que se le pasarán a la función cuando sea llamada.</text:p>
        </text:list-item>
      </text:list>
      <text:p text:style-name="P20">El <text:span text:style-name="T2">cuerpo</text:span> es un bloque de código entre llaves {…} que se ejecutará cuando se utilice la función.</text:p>
      <text:p text:style-name="P18"><draw:frame text:anchor-type="paragraph" draw:z-index="0" draw:name="Marco de texto 12" draw:style-name="gr1" draw:text-style-name="P36" svg:width="16.895cm" svg:height="0.999cm" svg:x="0.016cm" svg:y="0.448cm"><draw:text-box><text:p text:style-name="P35"><text:span text:style-name="T16">Es importante saber que las funciones se declaran dentro de </text:span><text:span text:style-name="T17">“class”</text:span><text:span text:style-name="T16"> pero fuera del </text:span><text:span text:style-name="T17">“main”</text:span></text:p></draw:text-box></draw:frame></text:p>
      <text:p text:style-name="P5"><text:span text:style-name="T5">3</text:span>. <text:span text:style-name="T8">Llamada a una función <text:s text:c="6"/></text:span><text:span text:style-name="T5"><text:s text:c="79"/></text:span></text:p>
      <text:p text:style-name="P15"/>
      <text:p text:style-name="P14">Las funciones pueden ser invocadas o llamadas desde cualquier otra función, incluida ella misma. <text:span text:style-name="T8">Cuando se llama una función el flujo de ejecución salta a la función, se ejecutan las instrucciones de la misma y por último vuelve al punto donde se llamó a la función para seguir ejecutándose.</text:span></text:p>
      <text:p text:style-name="P14"/>
      <text:p text:style-name="P6"><text:span text:style-name="T6">4</text:span>. <text:span text:style-name="T15">Programación orientada a objetos</text:span><text:span text:style-name="T6"> <text:s text:c="22"/></text:span><text:span text:style-name="T5"><text:s text:c="79"/></text:span></text:p>
      <text:p text:style-name="P11"/>
      <text:list text:style-name="L3">
        <text:list-item>
          <text:p text:style-name="P30">Abstracción<text:span text:style-name="T9"> </text:span></text:p>
        </text:list-item>
        <text:list-item>
          <text:p text:style-name="P30">Encapsulamiento:<text:span text:style-name="T9"> Es ocultar parte de la programación que se hace.</text:span></text:p>
        </text:list-item>
        <text:list-item>
          <text:p text:style-name="P30">Poliformismo:<text:span text:style-name="T9"> </text:span></text:p>
          <text:list>
            <text:list-item>
              <text:p text:style-name="P33">Acoplamiento. El cual debe ser mínimo pero no inexistente.</text:p>
            </text:list-item>
            <text:list-item>
              <text:p text:style-name="P33">Cohesión. Es que el código del método sea autoexplicativo.</text:p>
            </text:list-item>
          </text:list>
        </text:list-item>
        <text:list-item>
          <text:p text:style-name="P31">Herencia<text:span text:style-name="T9"> </text:span></text:p>
        </text:list-item>
      </text:list>
      <text:p text:style-name="P13"/>
      <text:p text:style-name="P13"/>
      <text:p text:style-name="P13"/>
      <text:p text:style-name="P13"/>
      <text:p text:style-name="P7"><text:soft-page-break/><text:span text:style-name="T15">5</text:span>. Fundamentos<text:span text:style-name="T12"> de una clase</text:span><text:span text:style-name="T4"> <text:s text:c="21"/></text:span><text:span text:style-name="T3"><text:s text:c="10"/></text:span><text:span text:style-name="T1"><text:s text:c="69"/></text:span></text:p>
      <text:p text:style-name="P10"/>
      <text:p text:style-name="P21">Una <text:span text:style-name="T2">clase</text:span> describe un grupo de objetos que contienen una información similar (atributos) y un comportamiento común (métodos). Antes de poder utilizar un objeto se debe definir la clase a la que pertenece, esa definición incluye:</text:p>
      <text:list text:style-name="L4">
        <text:list-item>
          <text:p text:style-name="P28"><text:span text:style-name="T2">Atributos.</text:span> Las variables de la clase. Puede ser <text:span text:style-name="T2">public</text:span> (accesibles desde otra clase), <text:span text:style-name="T2">private</text:span> (sólo accesibles por código de su propia clase) o <text:span text:style-name="T2">protected</text:span> (accesibles por las subclases).</text:p>
        </text:list-item>
        <text:list-item>
          <text:p text:style-name="P28"><text:span text:style-name="T2">Métodos.</text:span> Las funciones de la clase. Son las acciones u operaciones que puede realizar la clase. Al igual que los atributos pueden ser public, private o protected.</text:p>
        </text:list-item>
      </text:list>
      <text:p text:style-name="P19"/>
      <text:p text:style-name="P7"><text:span text:style-name="T15">6</text:span>. <text:span text:style-name="T13">Objetos <text:s text:c="27"/></text:span><text:span text:style-name="T8"><text:s text:c="7"/></text:span><text:span text:style-name="T5"><text:s text:c="79"/></text:span></text:p>
      <text:p text:style-name="P16"/>
      <text:p text:style-name="P23">Cuando se crea una clase se define un nuevo tipo de datos que puede utilizarse para<text:span text:style-name="T2"> instanciar</text:span> (crear) objetos de esa clase. La instanciación se hace de la siguiente manera:</text:p>
      <text:list text:style-name="L5">
        <text:list-item>
          <text:p text:style-name="P29">En primer lugar, hay que declarar una variable del tipo de la clase.</text:p>
        </text:list-item>
        <text:list-item>
          <text:p text:style-name="P29">En segundo lugar, se necesitará una copia física del objeto y asignarla a esa variable. Esto se consigue utilizando el operador new que asigna dinámicamente memoria a un objeto y devuelve una referencia.</text:p>
          <text:p text:style-name="P29"/>
        </text:list-item>
      </text:list>
      <text:p text:style-name="P25">Cubo <text:s text:c="7"/>c1 <text:s text:c="6"/>= <text:s text:c="5"/>new <text:s text:c="5"/>Cubo();</text:p>
      <text:p text:style-name="P22">(Clase <text:s text:c="2"/>Variable <text:s text:c="4"/>Operador <text:s text:c="3"/>Objeto)</text:p>
      <text:p text:style-name="P24"/>
      <text:p text:style-name="P24">Las variable de referencia a objetos permiten acceder al objeto (son una referencia al objeto no el objeto). Por eso si <text:span text:style-name="T2">c2 = c1</text:span> ambas variables referencian al mismo objeto.</text:p>
      <text:p text:style-name="P16"/>
      <text:p text:style-name="P7"><text:span text:style-name="T15">7</text:span>. <text:span text:style-name="T14">Tipos de acceso a los miembros de una clase (Visibilidad)</text:span><text:span text:style-name="T6"> <text:s text:c="22"/></text:span><text:span text:style-name="T5"><text:s text:c="79"/></text:span></text:p>
      <text:p text:style-name="P16"/>
      <text:list text:style-name="L6">
        <text:list-item>
          <text:p text:style-name="P34">Clases</text:p>
          <text:list>
            <text:list-item>
              <text:p text:style-name="P34">Tipos:</text:p>
              <text:list>
                <text:list-item>
                  <text:p text:style-name="P32">Vecinas:<text:span text:style-name="T9"> Son las que están en el mismo paquete.</text:span></text:p>
                </text:list-item>
                <text:list-item>
                  <text:p text:style-name="P32">Externas:<text:span text:style-name="T9"> Son las que están en distintos paquetes.</text:span></text:p>
                </text:list-item>
              </text:list>
            </text:list-item>
            <text:list-item>
              <text:p text:style-name="P34">Visibilidad:</text:p>
              <text:list>
                <text:list-item>
                  <text:p text:style-name="P32">Por defecto.<text:span text:style-name="T9"> Es cuando no se especifica nada (son visibles por las clases vecinas pero no por las externas).</text:span></text:p>
                </text:list-item>
                <text:list-item>
                  <text:p text:style-name="P32">public.<text:span text:style-name="T9"> Son visibles tanto para las clases vecinas como para las externas </text:span><text:span text:style-name="T10">(para utilizarlas habrá que poner una sentencia de importación ya que no se encuentra en el mismo paquete)</text:span><text:span text:style-name="T9">.</text:span></text:p>
                </text:list-item>
              </text:list>
            </text:list-item>
          </text:list>
        </text:list-item>
        <text:list-item>
          <text:p text:style-name="P32"><text:span text:style-name="T9">Miembros (atributos y métodos). </text:span><text:span text:style-name="T11">Dependen de la visibilidad de la clase donde se encuentran:</text:span></text:p>
          <text:list>
            <text:list-item>
              <text:p text:style-name="P32">public.<text:span text:style-name="T9"> Se puede utilizar desde cualquier clase.</text:span></text:p>
            </text:list-item>
            <text:list-item>
              <text:p text:style-name="P32">private.<text:span text:style-name="T9"> Solo puede utilizarlo la propia clase </text:span><text:span text:style-name="T11">(todos los atributos son privados)</text:span><text:span text:style-name="T9">.</text:span></text:p>
            </text:list-item>
            <text:list-item>
              <text:p text:style-name="P32">Por defecto.<text:span text:style-name="T9"> Es cuando no se especifica nad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04:57.837000000</meta:creation-date>
    <dc:date>2024-01-25T11:11:51.311000000</dc:date>
    <meta:editing-duration>PT3H5M16S</meta:editing-duration>
    <meta:editing-cycles>17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47" meta:word-count="635" meta:character-count="4458" meta:non-whitespace-character-count="3152"/>
  </office:meta>
</office:document-meta>
</file>